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1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/>
    </style:style>
    <style:style style:name="P6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0.25cm"/>
        </style:tab-stops>
      </style:paragraph-properties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9" style:family="paragraph" style:parent-style-name="Standard">
      <style:paragraph-properties fo:text-align="end" style:justify-single-word="false"/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10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11" style:family="paragraph" style:parent-style-name="Contents_20_1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Times New Roman1" fo:font-size="14pt" fo:language="ru" fo:country="RU" officeooo:rsid="0018e2d8" style:font-name-asian="Times New Roman2" style:font-size-asian="14pt" style:font-name-complex="Times New Roman2" style:font-size-complex="14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4pt" fo:language="ru" fo:country="RU" officeooo:rsid="0018e2d8" officeooo:paragraph-rsid="0031c00a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style="normal" style:text-underline-style="none" officeooo:paragraph-rsid="0018e2d8" style:font-name-asian="Times New Roman2" style:font-size-asian="14pt" style:font-style-asian="normal" style:font-name-complex="Times New Roman2" style:font-size-complex="14pt" style:font-style-complex="normal"/>
    </style:style>
    <style:style style:name="P15" style:family="paragraph" style:parent-style-name="Preformatted_20_Text">
      <style:text-properties style:font-name="Times New Roman1" fo:font-size="14pt" fo:language="en" fo:country="US" fo:font-weight="bold" officeooo:paragraph-rsid="002c1799" style:font-name-asian="Times New Roman2" style:font-size-asian="14pt" style:font-weight-asian="bold" style:font-name-complex="Times New Roman2" style:font-size-complex="14pt"/>
    </style:style>
    <style:style style:name="P16" style:family="paragraph" style:parent-style-name="Standard">
      <style:text-properties style:font-name="Times New Roman1" fo:font-size="14pt" fo:language="en" fo:country="US" fo:font-weight="bold" officeooo:paragraph-rsid="003443ec" style:font-name-asian="Times New Roman2" style:font-size-asian="14pt" style:font-weight-asian="bold" style:font-name-complex="Times New Roman2" style:font-size-complex="14pt"/>
    </style:style>
    <style:style style:name="P17" style:family="paragraph" style:parent-style-name="Preformatted_20_Text">
      <style:text-properties style:font-name="Times New Roman1" fo:font-size="14pt" fo:language="en" fo:country="US" fo:font-weight="normal" officeooo:rsid="003443ec" officeooo:paragraph-rsid="003443ec" style:font-name-asian="Times New Roman2" style:font-size-asian="14pt" style:font-weight-asian="normal" style:font-name-complex="Times New Roman2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15pt" style:font-name-asian="Times New Roman2" style:font-size-asian="15pt" style:font-name-complex="Times New Roman2" style:font-size-complex="15pt"/>
    </style:style>
    <style:style style:name="P19" style:family="paragraph" style:parent-style-name="Standard">
      <style:text-properties style:font-name="Times New Roman1" fo:font-size="10pt" fo:font-weight="normal" officeooo:paragraph-rsid="002f9798" style:font-size-asian="10pt" style:font-weight-asian="normal" style:font-size-complex="10pt" style:font-weight-complex="normal"/>
    </style:style>
    <style:style style:name="P20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1" style:family="paragraph" style:parent-style-name="Standard" style:master-page-name="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22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23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4" style:family="paragraph" style:parent-style-name="Standard">
      <style:text-properties style:font-name="Times New Roman" fo:font-weight="bold" style:font-weight-asian="bold" style:font-weight-complex="bold"/>
    </style:style>
    <style:style style:name="P25" style:family="paragraph" style:parent-style-name="List_20_Paragraph">
      <style:paragraph-properties fo:text-align="justify" style:justify-single-word="false"/>
      <style:text-properties fo:font-size="14pt" officeooo:paragraph-rsid="0034fb8f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paragraph-rsid="0034fb8f" style:font-size-asian="14pt" style:font-size-complex="14pt"/>
    </style:style>
    <style:style style:name="P27" style:family="paragraph" style:parent-style-name="Preformatted_20_Text">
      <style:text-properties fo:color="#6aab73" loext:opacity="100%" style:font-name="Times New Roman1" fo:font-size="14pt" fo:language="en" fo:country="US" fo:font-weight="bold" officeooo:paragraph-rsid="003443ec" fo:background-color="#ffffff" style:font-name-asian="Times New Roman2" style:font-size-asian="14pt" style:font-weight-asian="bold" style:font-name-complex="Times New Roman2" style:font-size-complex="14pt" style:font-weight-complex="normal"/>
    </style:style>
    <style:style style:name="P28" style:family="paragraph" style:parent-style-name="Preformatted_20_Text">
      <style:text-properties officeooo:paragraph-rsid="0034fb8f"/>
    </style:style>
    <style:style style:name="P29" style:family="paragraph" style:parent-style-name="Preformatted_20_Text">
      <style:text-properties officeooo:rsid="0035ee99" officeooo:paragraph-rsid="0035ee99"/>
    </style:style>
    <style:style style:name="P30" style:family="paragraph" style:parent-style-name="Heading_20_1">
      <style:paragraph-properties fo:text-align="center" style:justify-single-word="false" fo:break-before="pag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1" style:family="paragraph" style:parent-style-name="Heading_20_1">
      <style:paragraph-properties fo:text-align="center" style:justify-single-word="fals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2" style:family="paragraph" style:parent-style-name="Heading_20_1">
      <style:paragraph-properties fo:text-align="center" style:justify-single-word="false"/>
      <style:text-properties style:font-name="Times New Roman1" fo:font-size="18pt" fo:font-weight="bold" officeooo:paragraph-rsid="001e0818" style:font-size-asian="18pt" style:font-weight-asian="bold" style:font-size-complex="18pt" style:font-weight-complex="bold"/>
    </style:style>
    <style:style style:name="P33" style:family="paragraph" style:parent-style-name="Heading_20_1">
      <style:paragraph-properties fo:text-align="center" style:justify-single-word="false"/>
      <style:text-properties style:font-name="Times New Roman1" fo:font-size="18pt" fo:font-weight="bold" officeooo:paragraph-rsid="0038217c" style:font-size-asian="18pt" style:font-weight-asian="bold" style:font-size-complex="18pt" style:font-weight-complex="bold"/>
    </style:style>
    <style:style style:name="P34" style:family="paragraph" style:parent-style-name="Heading_20_1">
      <style:paragraph-properties fo:text-align="center" style:justify-single-word="false"/>
    </style:style>
    <style:style style:name="P35" style:family="paragraph" style:parent-style-name="List_20_Paragraph" style:list-style-name="WWNum3">
      <style:paragraph-properties fo:text-align="justify" style:justify-single-word="false"/>
      <style:text-properties fo:font-size="14pt" officeooo:paragraph-rsid="0034fb8f" style:font-size-asian="14pt" style:font-size-complex="14pt"/>
    </style:style>
    <style:style style:name="P36" style:family="paragraph" style:parent-style-name="List_20_Paragraph" style:list-style-name="WWNum2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fo:font-size="14pt" officeooo:rsid="0033824c" officeooo:paragraph-rsid="0034fb8f" style:font-size-asian="14pt" style:font-size-complex="14pt"/>
    </style:style>
    <style:style style:name="P37" style:family="paragraph" style:parent-style-name="List_20_Paragraph" style:list-style-name="WWNum4">
      <style:paragraph-properties fo:line-height="106%" fo:text-align="justify" style:justify-single-word="false"/>
      <style:text-properties fo:font-size="14pt" officeooo:paragraph-rsid="0036af74" style:font-size-asian="14pt" style:font-size-complex="14pt"/>
    </style:style>
    <style:style style:name="P38" style:family="paragraph" style:parent-style-name="List_20_Paragraph" style:list-style-name="WWNum3">
      <style:paragraph-properties fo:text-align="justify" style:justify-single-word="false"/>
      <style:text-properties style:font-name="Times New Roman1" fo:font-size="14pt" officeooo:paragraph-rsid="0034fb8f" style:font-size-asian="14pt" style:font-name-complex="Times New Roman2" style:font-size-complex="14pt"/>
    </style:style>
    <style:style style:name="P39" style:family="paragraph" style:parent-style-name="Preformatted_20_Text">
      <style:text-properties fo:color="#6aab73" loext:opacity="100%" style:font-name="Times New Roman1" fo:font-size="14pt" fo:language="en" fo:country="US" fo:font-weight="bold" officeooo:paragraph-rsid="0034fb8f" fo:background-color="#ffffff" style:font-name-asian="Times New Roman2" style:font-size-asian="14pt" style:font-weight-asian="bold" style:font-name-complex="Times New Roman2" style:font-size-complex="14pt" style:font-weight-complex="normal"/>
    </style:style>
    <style:style style:name="P40" style:family="paragraph" style:parent-style-name="Preformatted_20_Text">
      <style:text-properties fo:color="#000000" loext:opacity="100%" style:font-name="Times New Roman1" fo:font-size="14pt" fo:language="en" fo:country="US" fo:font-weight="bold" officeooo:rsid="0034fb8f" officeooo:paragraph-rsid="0034fb8f" fo:background-color="#ffffff" style:font-name-asian="Times New Roman2" style:font-size-asian="14pt" style:font-weight-asian="bold" style:font-name-complex="Times New Roman2" style:font-size-complex="14pt" style:font-weight-complex="normal"/>
    </style:style>
    <style:style style:name="P41" style:family="paragraph" style:parent-style-name="Preformatted_20_Text">
      <style:text-properties fo:color="#000000" loext:opacity="100%" style:font-name="Times New Roman1" fo:font-size="14pt" fo:language="en" fo:country="US" fo:font-weight="bold" officeooo:rsid="0034fb8f" officeooo:paragraph-rsid="0035ee99" fo:background-color="#ffffff" style:font-name-asian="Times New Roman2" style:font-size-asian="14pt" style:font-weight-asian="bold" style:font-name-complex="Times New Roman2" style:font-size-complex="14pt" style:font-weight-complex="normal"/>
    </style:style>
    <style:style style:name="P42" style:family="paragraph" style:parent-style-name="Preformatted_20_Text">
      <style:text-properties style:font-name="Times New Roman1" fo:font-size="14pt" fo:language="en" fo:country="US" fo:font-weight="bold" officeooo:rsid="0038217c" officeooo:paragraph-rsid="0038217c" style:font-name-asian="Times New Roman2" style:font-size-asian="14pt" style:font-weight-asian="bold" style:font-name-complex="Times New Roman2" style:font-size-complex="14pt" style:font-weight-complex="bold"/>
    </style:style>
    <style:style style:name="P43" style:family="paragraph" style:parent-style-name="Preformatted_20_Text">
      <style:text-properties style:font-name="Times New Roman1" fo:font-size="10pt" fo:language="en" fo:country="US" fo:font-weight="normal" officeooo:rsid="0038217c" officeooo:paragraph-rsid="0038217c" style:font-name-asian="Times New Roman2" style:font-size-asian="10pt" style:font-weight-asian="normal" style:font-name-complex="Times New Roman2" style:font-size-complex="10pt" style:font-weight-complex="normal"/>
    </style:style>
    <style:style style:name="P44" style:family="paragraph" style:parent-style-name="Preformatted_20_Text">
      <style:text-properties officeooo:paragraph-rsid="0038217c"/>
    </style:style>
    <style:style style:name="P45" style:family="paragraph" style:parent-style-name="Preformatted_20_Text">
      <style:text-properties fo:font-size="10pt" fo:font-weight="normal" officeooo:paragraph-rsid="0038217c" style:font-size-asian="10pt" style:font-weight-asian="normal" style:font-size-complex="10pt" style:font-weight-complex="normal"/>
    </style:style>
    <style:style style:name="P4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/>
    </style:style>
    <style:style style:name="P47" style:family="paragraph" style:parent-style-name="Standard" style:list-style-name="L1">
      <style:text-properties style:font-name="Times New Roman1" fo:font-size="14pt" style:font-size-asian="14pt" style:font-name-complex="Times New Roman2" style:font-size-complex="14pt"/>
    </style:style>
    <style:style style:name="P48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18e2d8" officeooo:paragraph-rsid="0018e2d8" style:font-name-asian="Times New Roman2" style:font-size-asian="14pt" style:font-name-complex="Times New Roman2" style:font-size-complex="14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1" fo:font-size="14pt" fo:language="ru" fo:country="RU" fo:font-weight="normal" officeooo:rsid="0034dd4a" officeooo:paragraph-rsid="0038217c" style:font-name-asian="Times New Roman2" style:font-size-asian="14pt" style:font-weight-asian="normal" style:font-name-complex="Times New Roman2" style:font-size-complex="14pt" style:font-weight-complex="bold"/>
    </style:style>
    <style:style style:name="P50" style:family="paragraph" style:parent-style-name="Standard">
      <style:paragraph-properties fo:margin-top="0cm" fo:margin-bottom="0.282cm" style:contextual-spacing="true" fo:line-height="106%" fo:text-align="justify" style:justify-single-word="false"/>
      <style:text-properties style:font-name="Times New Roman1" fo:font-size="14pt" officeooo:paragraph-rsid="0036af74" style:font-name-asian="Calibri1" style:font-size-asian="14pt" style:font-name-complex="Times New Roman2" style:font-size-complex="14pt"/>
    </style:style>
    <style:style style:name="P5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fo:font-weight="normal" officeooo:rsid="0033824c" officeooo:paragraph-rsid="0036af74" style:font-name-asian="Times New Roman2" style:font-size-asian="14pt" style:font-weight-asian="normal" style:font-name-complex="Times New Roman2" style:font-size-complex="14pt" style:font-weight-complex="normal"/>
    </style:style>
    <style:style style:name="P52" style:family="paragraph" style:parent-style-name="Standard">
      <style:text-properties style:font-name="Times New Roman1" fo:font-size="10pt" fo:font-weight="normal" officeooo:paragraph-rsid="002f9798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top="0cm" fo:margin-bottom="0.282cm" style:contextual-spacing="true" fo:line-height="106%" fo:text-align="justify" style:justify-single-word="false"/>
      <style:text-properties fo:font-size="14pt" officeooo:paragraph-rsid="0036af74" style:font-size-asian="14pt" style:font-size-complex="14pt"/>
    </style:style>
    <style:style style:name="P5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4pt" officeooo:paragraph-rsid="0036af74" style:font-size-asian="14pt" style:font-size-complex="14pt"/>
    </style:style>
    <style:style style:name="P55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36af74" style:font-size-asian="14pt" style:font-size-complex="14pt"/>
    </style:style>
    <style:style style:name="T1" style:family="text"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T2" style:family="text">
      <style:text-properties style:font-name="Times New Roman1" fo:font-size="16pt" fo:language="ru" fo:country="RU" style:font-name-asian="Times New Roman2" style:font-size-asian="16pt" style:font-name-complex="Times New Roman2" style:font-size-complex="16pt"/>
    </style:style>
    <style:style style:name="T3" style:family="text">
      <style:text-properties style:font-name="Times New Roman1" fo:font-size="16pt" fo:language="ru" fo:country="RU" officeooo:rsid="00250a21" style:font-name-asian="Times New Roman2" style:font-size-asian="16pt" style:font-name-complex="Times New Roman2" style:font-size-complex="16pt"/>
    </style:style>
    <style:style style:name="T4" style:family="text">
      <style:text-properties style:font-name="Times New Roman1" fo:font-size="16pt" fo:language="ru" fo:country="RU" officeooo:rsid="0027c973" style:font-name-asian="Times New Roman2" style:font-size-asian="16pt" style:font-name-complex="Times New Roman2" style:font-size-complex="16pt"/>
    </style:style>
    <style:style style:name="T5" style:family="text">
      <style:text-properties style:font-name="Times New Roman1" fo:font-size="16pt" fo:language="ru" fo:country="RU" officeooo:rsid="0029c1d2" style:font-name-asian="Times New Roman2" style:font-size-asian="16pt" style:font-name-complex="Times New Roman2" style:font-size-complex="16pt"/>
    </style:style>
    <style:style style:name="T6" style:family="text">
      <style:text-properties style:font-name="Times New Roman1" fo:font-size="16pt" fo:language="ru" fo:country="RU" officeooo:rsid="0036af74" style:font-name-asian="Times New Roman2" style:font-size-asian="16pt" style:font-name-complex="Times New Roman2" style:font-size-complex="16pt"/>
    </style:style>
    <style:style style:name="T7" style:family="text">
      <style:text-properties style:font-name="Times New Roman1" fo:font-size="18pt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T8" style:family="text">
      <style:text-properties style:font-name="Times New Roman1" fo:font-size="18pt" fo:font-weight="bold" officeooo:rsid="0034fb8f" style:font-name-asian="Times New Roman2" style:font-size-asian="18pt" style:font-weight-asian="bold" style:font-name-complex="Times New Roman2" style:font-size-complex="18pt" style:font-weight-complex="bold"/>
    </style:style>
    <style:style style:name="T9" style:family="text">
      <style:text-properties style:font-name="Times New Roman1" fo:font-size="18pt" fo:font-weight="bold" officeooo:rsid="0036af74" style:font-name-asian="Times New Roman2" style:font-size-asian="18pt" style:font-weight-asian="bold" style:font-name-complex="Times New Roman2" style:font-size-complex="18pt" style:font-weight-complex="bold"/>
    </style:style>
    <style:style style:name="T10" style:family="text">
      <style:text-properties style:font-name="Times New Roman1" fo:font-size="18pt" fo:font-weight="bold" fo:background-color="#ffffff" loext:char-shading-value="0" style:font-name-asian="Times New Roman2" style:font-size-asian="18pt" style:font-weight-asian="bold" style:font-name-complex="Times New Roman2" style:font-size-complex="18pt"/>
    </style:style>
    <style:style style:name="T11" style:family="text">
      <style:text-properties style:font-name="Times New Roman1" fo:font-size="18pt" fo:language="ru" fo:country="RU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T12" style:family="text">
      <style:text-properties style:font-name="Times New Roman1" fo:font-size="18pt" fo:language="en" fo:country="US" fo:font-weight="bold" fo:background-color="#ffffff" loext:char-shading-value="0" style:font-name-asian="Times New Roman2" style:font-size-asian="18pt" style:font-weight-asian="bold" style:font-name-complex="Times New Roman2" style:font-size-complex="18pt"/>
    </style:style>
    <style:style style:name="T13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14" style:family="text">
      <style:text-properties style:font-name="Times New Roman1" fo:font-size="14pt" fo:language="ru" fo:country="RU" officeooo:rsid="0018e2d8" style:font-name-asian="Times New Roman2" style:font-size-asian="14pt" style:font-name-complex="Times New Roman2" style:font-size-complex="14pt"/>
    </style:style>
    <style:style style:name="T15" style:family="text">
      <style:text-properties style:font-name="Times New Roman1" fo:font-size="14pt" fo:language="ru" fo:country="RU" officeooo:rsid="0034fb8f" style:font-name-asian="Times New Roman2" style:font-size-asian="14pt" style:font-name-complex="Times New Roman2" style:font-size-complex="14pt"/>
    </style:style>
    <style:style style:name="T16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4pt"/>
    </style:style>
    <style:style style:name="T17" style:family="text">
      <style:text-properties style:font-name="Times New Roman1" fo:font-size="14pt" fo:language="en" fo:country="US" fo:font-weight="bold" officeooo:rsid="0038217c" style:font-name-asian="Times New Roman2" style:font-size-asian="14pt" style:font-weight-asian="bold" style:font-name-complex="Times New Roman2" style:font-size-complex="14pt"/>
    </style:style>
    <style:style style:name="T18" style:family="text"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19" style:family="text">
      <style:text-properties style:font-name="Times New Roman1" fo:font-size="14pt" fo:language="en" fo:country="US" officeooo:rsid="0038217c" style:font-name-asian="Times New Roman2" style:font-size-asian="14pt" style:font-name-complex="Times New Roman2" style:font-size-complex="14pt"/>
    </style:style>
    <style:style style:name="T20" style:family="text">
      <style:text-properties style:font-name="Times New Roman1" fo:font-size="12pt" fo:language="en" fo:country="US" style:font-name-asian="Calibri1" style:font-size-asian="12pt" style:font-name-complex="Times New Roman2" style:font-size-complex="12pt"/>
    </style:style>
    <style:style style:name="T21" style:family="text">
      <style:text-properties style:font-name="Times New Roman1" fo:font-size="12pt" style:font-name-asian="Calibri1" style:font-size-asian="12pt" style:font-name-complex="Times New Roman2" style:font-size-complex="12pt"/>
    </style:style>
    <style:style style:name="T22" style:family="text">
      <style:text-properties style:font-name="Times New Roman1" fo:font-weight="normal" style:font-name-asian="Times New Roman2" style:font-weight-asian="normal" style:font-name-complex="Times New Roman2" style:font-weight-complex="normal"/>
    </style:style>
    <style:style style:name="T23" style:family="text">
      <style:text-properties style:font-name="Times New Roman1" fo:language="en" fo:country="US" fo:font-weight="normal" style:font-name-asian="Times New Roman2" style:font-weight-asian="normal" style:font-name-complex="Times New Roman2" style:font-weight-complex="normal"/>
    </style:style>
    <style:style style:name="T24" style:family="text">
      <style:text-properties style:font-name="Times New Roman1" fo:language="en" fo:country="US" style:font-name-complex="Times New Roman2"/>
    </style:style>
    <style:style style:name="T25" style:family="text">
      <style:text-properties style:font-name="Times New Roman1" fo:language="en" fo:country="US" officeooo:rsid="0034fb8f" style:font-name-complex="Times New Roman2"/>
    </style:style>
    <style:style style:name="T26" style:family="text">
      <style:text-properties style:font-name="Times New Roman1" fo:language="en" fo:country="US" style:font-name-asian="Calibri1" style:font-name-complex="Times New Roman2"/>
    </style:style>
    <style:style style:name="T27" style:family="text">
      <style:text-properties style:font-name="Times New Roman1" fo:language="en" fo:country="US" style:font-name-asian="Times New Roman2" style:font-name-complex="Times New Roman2"/>
    </style:style>
    <style:style style:name="T28" style:family="text">
      <style:text-properties style:font-name="Times New Roman1" fo:language="en" fo:country="US" officeooo:rsid="0038217c" style:font-name-asian="Times New Roman2" style:font-name-complex="Times New Roman2"/>
    </style:style>
    <style:style style:name="T29" style:family="text">
      <style:text-properties style:font-name="Times New Roman1" style:font-name-complex="Times New Roman2"/>
    </style:style>
    <style:style style:name="T30" style:family="text">
      <style:text-properties style:font-name="Times New Roman1" officeooo:rsid="0034fb8f" style:font-name-complex="Times New Roman2"/>
    </style:style>
    <style:style style:name="T31" style:family="text">
      <style:text-properties style:font-name="Times New Roman1" style:font-name-asian="Calibri1" style:font-name-complex="Times New Roman2"/>
    </style:style>
    <style:style style:name="T32" style:family="text">
      <style:text-properties officeooo:rsid="0034fb8f"/>
    </style:style>
    <style:style style:name="T33" style:family="text">
      <style:text-properties fo:language="en" fo:country="US"/>
    </style:style>
    <style:style style:name="T34" style:family="text">
      <style:text-properties fo:language="en" fo:country="US" style:font-name-asian="Calibri1"/>
    </style:style>
    <style:style style:name="T35" style:family="text">
      <style:text-properties fo:font-size="12pt" fo:language="en" fo:country="US" style:font-name-asian="Calibri1" style:font-size-asian="12pt" style:font-size-complex="12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style:font-name-asian="Calibri1" style:font-size-asian="12pt" style:font-size-complex="12pt"/>
    </style:style>
    <style:style style:name="T38" style:family="text">
      <style:text-properties fo:color="#000000" loext:opacity="100%" style:font-name="Times New Roman1" fo:font-size="14pt" fo:language="en" fo:country="US" fo:font-weight="bold" fo:background-color="#ffffff" loext:char-shading-value="0" style:font-name-asian="Times New Roman2" style:font-size-asian="14pt" style:font-weight-asian="bold" style:font-name-complex="Times New Roman2" style:font-size-complex="14pt" style:font-weight-complex="normal"/>
    </style:style>
    <style:style style:name="T39" style:family="text">
      <style:text-properties fo:color="#000000" loext:opacity="100%" style:font-name="Times New Roman1" fo:font-size="14pt" fo:language="en" fo:country="US" fo:font-weight="bold" officeooo:rsid="0034fb8f" fo:background-color="#ffffff" loext:char-shading-value="0" style:font-name-asian="Times New Roman2" style:font-size-asian="14pt" style:font-weight-asian="bold" style:font-name-complex="Times New Roman2" style:font-size-complex="14pt" style:font-weight-complex="normal"/>
    </style:style>
    <style:style style:name="T40" style:family="text">
      <style:text-properties officeooo:rsid="0036af74"/>
    </style:style>
    <style:style style:name="T41" style:family="text">
      <style:text-properties fo:font-weight="bold" style:font-name-asian="Calibri1" style:font-weight-asian="bold" style:font-weight-complex="bold"/>
    </style:style>
    <style:style style:name="T42" style:family="text">
      <style:text-properties style:font-name-asian="Calibri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Московский авиационный институт (национальный исследовательский университет)</text:p>
      <text:p text:style-name="P5"/>
      <text:p text:style-name="P18">Институт информационных технологий и прикладной математики </text:p>
      <text:p text:style-name="P18">«Кафедра вычислительной математики и программирования»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7">Лабораторная работа по предмету "</text:span><text:span text:style-name="T11">О</text:span><text:span text:style-name="T7">перационные системы" №</text:span><text:span text:style-name="T9">5-7</text:span></text:p>
      <text:p text:style-name="P7"/>
      <text:p text:style-name="P7"/>
      <text:p text:style-name="P7"/>
      <text:p text:style-name="P7"/>
      <text:p text:style-name="P8"/>
      <text:p text:style-name="P7"/>
      <text:p text:style-name="P21"><text:span text:style-name="T1">Студент: </text:span><text:span text:style-name="T3">Диёров Д.У.</text:span></text:p>
      <text:p text:style-name="P6">Преподаватель: Миронов Е.С.</text:p>
      <text:p text:style-name="P6">Группа: М8О-207Б-22</text:p>
      <text:p text:style-name="P22"><text:span text:style-name="T1">Дата:</text:span><text:span text:style-name="T2"> </text:span><text:span text:style-name="T6">20</text:span><text:span text:style-name="T2">.</text:span><text:span text:style-name="T5">1</text:span><text:span text:style-name="T6">2</text:span><text:span text:style-name="T2">.202</text:span><text:span text:style-name="T4">3</text:span><text:span text:style-name="T1"> </text:span></text:p>
      <text:p text:style-name="P6">Оценка: </text:p>
      <text:p text:style-name="P6">Подпись: </text:p>
      <text:p text:style-name="P9"/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"><text:a xlink:type="simple" xlink:href="#__RefHeading__738_2004454639" text:style-name="Index_20_Link" text:visited-style-name="Index_20_Link">Цель работы<text:tab/>3</text:a></text:p>
          <text:p text:style-name="P20"><text:a xlink:type="simple" xlink:href="#__RefHeading__740_2004454639" text:style-name="Index_20_Link" text:visited-style-name="Index_20_Link">Постановка задачи<text:tab/>3</text:a></text:p>
          <text:p text:style-name="P20"><text:a xlink:type="simple" xlink:href="#__RefHeading__742_2004454639" text:style-name="Index_20_Link" text:visited-style-name="Index_20_Link">Общие сведения о программе<text:tab/>4</text:a></text:p>
          <text:p text:style-name="P20"><text:a xlink:type="simple" xlink:href="#__RefHeading__744_2004454639" text:style-name="Index_20_Link" text:visited-style-name="Index_20_Link">Общий алгоритм решения<text:tab/>5</text:a></text:p>
          <text:p text:style-name="P20"><text:a xlink:type="simple" xlink:href="#__RefHeading__746_2004454639" text:style-name="Index_20_Link" text:visited-style-name="Index_20_Link">Реализация<text:tab/>5</text:a></text:p>
          <text:p text:style-name="P20"><text:a xlink:type="simple" xlink:href="#__RefHeading__748_2004454639" text:style-name="Index_20_Link" text:visited-style-name="Index_20_Link">Пример работы<text:tab/>7</text:a></text:p>
          <text:p text:style-name="P20"><text:a xlink:type="simple" xlink:href="#__RefHeading__750_2004454639" text:style-name="Index_20_Link" text:visited-style-name="Index_20_Link">Вывод<text:tab/>7</text:a></text:p>
        </text:index-body>
      </text:table-of-content>
      <text:p text:style-name="P11"/>
      <text:list xml:id="list3461065567" text:style-name="Outline">
        <text:list-item>
          <text:h text:style-name="P30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10">Целью является приобретение практических навыков в:</text:p>
      <text:list xml:id="list953800057" text:style-name="L1">
        <text:list-item>
          <text:p text:style-name="P47">Управлении серверами сообщений (№<text:span text:style-name="T40">5)</text:span></text:p>
        </text:list-item>
        <text:list-item>
          <text:p text:style-name="P47">Применение отложенных вычислений (№<text:span text:style-name="T40">6)</text:span></text:p>
        </text:list-item>
        <text:list-item>
          <text:p text:style-name="P47">Интеграция программных систем друг с другом (№<text:span text:style-name="T40">7)</text:span></text:p>
        </text:list-item>
      </text:list>
      <text:list xml:id="list121927854798940" text:continue-list="list3461065567" text:style-name="Outline">
        <text:list-item>
          <text:h text:style-name="P31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48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</text:p>
      <text:p text:style-name="P12"/>
      <text:list xml:id="list121927392103378" text:continue-numbering="true" text:style-name="Outline">
        <text:list-item>
          <text:h text:style-name="P31" text:outline-level="1"><text:bookmark-start text:name="__RefHeading__742_2004454639"/><text:bookmark text:name="Bookmark2"/>Общие сведения о программе<text:bookmark-end text:name="__RefHeading__742_2004454639"/></text:h>
        </text:list-item>
      </text:list>
      <text:p text:style-name="P53"><text:span text:style-name="T31">Программа написана на языке С++ на операционной системе </text:span><text:span text:style-name="T26">Ubuntu</text:span><text:span text:style-name="T31">. В программе используется очередь сообщений </text:span><text:span text:style-name="T26">ZeroMQ</text:span><text:span text:style-name="T31">.</text:span></text:p>
      <text:p text:style-name="P50"/>
      <text:p text:style-name="P53"><text:span text:style-name="T31">Программа поддерживает следующие команды:</text:span></text:p>
      <text:list xml:id="list3055563733" text:style-name="WWNum4">
        <text:list-item>
          <text:p text:style-name="P37"><text:span text:style-name="T26">create</text:span><text:span text:style-name="T31"> [</text:span><text:span text:style-name="T26">id</text:span><text:span text:style-name="T31">] [</text:span><text:span text:style-name="T26">parent</text:span><text:span text:style-name="T31">_</text:span><text:span text:style-name="T26">id</text:span><text:span text:style-name="T31">] – создать новый узел [</text:span><text:span text:style-name="T26">id</text:span><text:span text:style-name="T31">], родителем которого является узел [</text:span><text:span text:style-name="T26">parent</text:span><text:span text:style-name="T31">_</text:span><text:span text:style-name="T26">id</text:span><text:span text:style-name="T31">]. Если </text:span><text:span text:style-name="T26">[parent_id] = </text:span><text:span text:style-name="T31">-1, то родительский узел – управляющий.</text:span></text:p>
        </text:list-item>
        <text:list-item>
          <text:p text:style-name="P37"><text:span text:style-name="T26">kill</text:span><text:span text:style-name="T31"> [</text:span><text:span text:style-name="T26">id</text:span><text:span text:style-name="T31">] – удалить узел [</text:span><text:span text:style-name="T26">id</text:span><text:span text:style-name="T31">]. Все дочерние узлы будут также удалены.</text:span></text:p>
        </text:list-item>
        <text:list-item>
          <text:p text:style-name="P37"><text:span text:style-name="T26">exec</text:span><text:span text:style-name="T31"> [</text:span><text:span text:style-name="T26">id</text:span><text:span text:style-name="T31">] </text:span><text:span text:style-name="T26">add</text:span><text:span text:style-name="T31"> [</text:span><text:span text:style-name="T26">key</text:span><text:span text:style-name="T31">] [</text:span><text:span text:style-name="T26">value</text:span><text:span text:style-name="T31">] – добавить переменную [</text:span><text:span text:style-name="T26">key</text:span><text:span text:style-name="T31">] со значением [</text:span><text:span text:style-name="T26">value</text:span><text:span text:style-name="T31">] в словарь узла [</text:span><text:span text:style-name="T26">id</text:span><text:span text:style-name="T31">]</text:span></text:p>
        </text:list-item>
        <text:list-item>
          <text:p text:style-name="P37"><text:span text:style-name="T26">exec</text:span><text:span text:style-name="T31"> [</text:span><text:span text:style-name="T26">id</text:span><text:span text:style-name="T31">] </text:span><text:span text:style-name="T26">check</text:span><text:span text:style-name="T31"> [</text:span><text:span text:style-name="T26">key</text:span><text:span text:style-name="T31">] – запросить значение переменной [</text:span><text:span text:style-name="T26">key</text:span><text:span text:style-name="T31">] в словаре узла [</text:span><text:span text:style-name="T26">id</text:span><text:span text:style-name="T31">].</text:span></text:p>
        </text:list-item>
        <text:list-item>
          <text:p text:style-name="P37"><text:span text:style-name="T26">pingall</text:span><text:span text:style-name="T31"> – проверить доступность узлов. Будет выведен список всех доступных на данный момент узлов.</text:span></text:p>
        </text:list-item>
        <text:list-item>
          <text:p text:style-name="P37"><text:span text:style-name="T26">exit – </text:span><text:span text:style-name="T31">выйти из программы.</text:span></text:p>
        </text:list-item>
      </text:list>
      <text:list xml:id="list121928738034593" text:continue-list="list121927392103378" text:style-name="Outline">
        <text:list-item>
          <text:h text:style-name="P31" text:outline-level="1"><text:bookmark-start text:name="__RefHeading__744_2004454639"/><text:bookmark text:name="Bookmark3"/><text:soft-page-break/>Общий алгоритм решения<text:bookmark-end text:name="__RefHeading__744_2004454639"/></text:h>
        </text:list-item>
      </text:list>
      <text:p text:style-name="P54"><text:span text:style-name="T31">В программе используется тип соединения </text:span><text:span text:style-name="T26">Request</text:span><text:span text:style-name="T31">-</text:span><text:span text:style-name="T26">Response</text:span><text:span text:style-name="T31">. Узлы передают информацию друг другу при помощи очереди сообщений. Все сообщения имеют следующий вид: </text:span></text:p>
      <text:p text:style-name="P55"><text:span text:style-name="T31">[</text:span><text:span text:style-name="T26">id</text:span><text:span text:style-name="T31"> узла, которому предназначено сообщение] [команда] [аргументы]</text:span></text:p>
      <text:p text:style-name="P54"><text:span text:style-name="T31">Управляющий узел хранит структуру «список списков», в которую записывает </text:span><text:span text:style-name="T26">id</text:span><text:span text:style-name="T31"> существующих узлов. При помощи этой структуры он определяет, в какой список нужно направить сообщение.</text:span></text:p>
      <text:p text:style-name="P54"><text:span text:style-name="T31">Вычислительный узел, получив сообщение, сравнивает свой </text:span><text:span text:style-name="T26">id</text:span><text:span text:style-name="T31"> и </text:span><text:span text:style-name="T26">id</text:span><text:span text:style-name="T31"> из сообщения. Если они совпадают, то узел начинает обрабатывать запрос, в противном случае узел направляет это же сообщение своему ребенку и ждет от него ответа.</text:span></text:p>
      <text:p text:style-name="P54"><text:span text:style-name="T31">Для удобства функции отправки и получения сообщений, а также функции для подключения к сокетам вынесены в отдельный заголовочный файл, который подключается к программам узлов.</text:span></text:p>
      <text:p text:style-name="P51"><text:span text:style-name="T42">Для хранения локального словаря используется контейнер </text:span><text:span text:style-name="T34">std</text:span><text:span text:style-name="T42">::</text:span><text:span text:style-name="T34">unordered</text:span><text:span text:style-name="T42">_</text:span><text:span text:style-name="T34">map</text:span><text:span text:style-name="T42">. Для проверки доступности узлов используется контейнер </text:span><text:span text:style-name="T34">std</text:span><text:span text:style-name="T42">::</text:span><text:span text:style-name="T34">set</text:span><text:span text:style-name="T42">. Управляющий узел отправляет запрос всем спискам узлов и получает в ответ строку с </text:span><text:span text:style-name="T34">id</text:span><text:span text:style-name="T42"> всех доступных узлов списка. Все </text:span><text:span text:style-name="T34">id</text:span><text:span text:style-name="T42"> добавляются в </text:span><text:span text:style-name="T34">set</text:span><text:span text:style-name="T42">, а потом выводятся на экран.</text:span></text:p>
      <text:list xml:id="list121928535656095" text:continue-numbering="true" text:style-name="Outline">
        <text:list-item>
          <text:h text:style-name="P33" text:outline-level="1"><text:bookmark-start text:name="__RefHeading__746_2004454639"/><text:bookmark text:name="Bookmark4"/>Реализация<text:bookmark-end text:name="__RefHeading__746_2004454639"/></text:h>
        </text:list-item>
      </text:list>
      <text:p text:style-name="P44"><text:span text:style-name="T17">parent.cpp</text:span></text:p>
      <text:p text:style-name="P44"><text:span text:style-name="T17"/></text:p>
      <text:p text:style-name="P45"><text:span text:style-name="T28">#include &lt;zmq.h&gt;</text:span></text:p>
      <text:p text:style-name="P45"><text:span text:style-name="T28">#include &lt;string&gt;</text:span></text:p>
      <text:p text:style-name="P45"><text:span text:style-name="T28">#include &lt;stdio.h&gt;</text:span></text:p>
      <text:p text:style-name="P45"><text:span text:style-name="T28">#include &lt;unistd.h&gt;</text:span></text:p>
      <text:p text:style-name="P45"><text:span text:style-name="T28">#include &lt;assert.h&gt;</text:span></text:p>
      <text:p text:style-name="P45"><text:span text:style-name="T28">#include "zmq.hpp"</text:span></text:p>
      <text:p text:style-name="P45"><text:span text:style-name="T28">#include &lt;sstream&gt;</text:span></text:p>
      <text:p text:style-name="P45"><text:span text:style-name="T28">#include &lt;string&gt;</text:span></text:p>
      <text:p text:style-name="P45"><text:span text:style-name="T28">#include &lt;iostream&gt;</text:span></text:p>
      <text:p text:style-name="P45"><text:span text:style-name="T28">#include &lt;zconf.h&gt;</text:span></text:p>
      <text:p text:style-name="P45"><text:span text:style-name="T28">#include &lt;vector&gt;</text:span></text:p>
      <text:p text:style-name="P45"><text:span text:style-name="T28">#include &lt;signal.h&gt;</text:span></text:p>
      <text:p text:style-name="P45"><text:span text:style-name="T28">#include &lt;sstream&gt;</text:span></text:p>
      <text:p text:style-name="P45"><text:span text:style-name="T28">#include &lt;set&gt;</text:span></text:p>
      <text:p text:style-name="P45"><text:span text:style-name="T28">#include &lt;algorithm&gt;</text:span></text:p>
      <text:p text:style-name="P45"><text:span text:style-name="T28"/></text:p>
      <text:p text:style-name="P45"><text:span text:style-name="T28">using namespace std;</text:span></text:p>
      <text:p text:style-name="P45"><text:span text:style-name="T28"/></text:p>
      <text:p text:style-name="P45"><text:span text:style-name="T28"/></text:p>
      <text:p text:style-name="P45"><text:soft-page-break/><text:span text:style-name="T28">zmq::context_t context(1);</text:span></text:p>
      <text:p text:style-name="P45"><text:span text:style-name="T28">string adr = "tcp://127.0.0.1:300";</text:span></text:p>
      <text:p text:style-name="P45"><text:span text:style-name="T28">string command;</text:span></text:p>
      <text:p text:style-name="P45"><text:span text:style-name="T28">vector&lt;int&gt; childesId;</text:span></text:p>
      <text:p text:style-name="P45"><text:span text:style-name="T28">vector&lt;unique_ptr&lt;zmq::socket_t&gt;&gt; sockets;</text:span></text:p>
      <text:p text:style-name="P45"><text:span text:style-name="T28"/></text:p>
      <text:p text:style-name="P45"><text:span text:style-name="T28"/></text:p>
      <text:p text:style-name="P45"><text:span text:style-name="T28">void Exec(int childId){</text:span></text:p>
      <text:p text:style-name="P45"><text:span text:style-name="T28"><text:s text:c="4"/>auto socket = make_unique&lt;zmq::socket_t&gt;(context, ZMQ_REP);</text:span></text:p>
      <text:p text:style-name="P45"><text:span text:style-name="T28"/></text:p>
      <text:p text:style-name="P45"><text:span text:style-name="T28"><text:s text:c="4"/>socket-&gt;bind(adr+to_string(childId)); // child_id</text:span></text:p>
      <text:p text:style-name="P45"><text:span text:style-name="T28"><text:s text:c="4"/>string new_adr = adr+to_string(childId);</text:span></text:p>
      <text:p text:style-name="P45"><text:span text:style-name="T28"/></text:p>
      <text:p text:style-name="P45"><text:span text:style-name="T28"><text:s text:c="4"/>char* adr_ = new char[new_adr.size() + 1];</text:span></text:p>
      <text:p text:style-name="P45"><text:span text:style-name="T28"><text:s text:c="4"/>memcpy(adr_, new_adr.c_str(), new_adr.size() + 1);</text:span></text:p>
      <text:p text:style-name="P45"><text:span text:style-name="T28"/></text:p>
      <text:p text:style-name="P45"><text:span text:style-name="T28"><text:s text:c="4"/>char* id_ = new char[to_string(childId).size() + 1];</text:span></text:p>
      <text:p text:style-name="P45"><text:span text:style-name="T28"><text:s text:c="4"/>memcpy(id_, to_string(childId).c_str(), to_string(childId).size() + 1);</text:span></text:p>
      <text:p text:style-name="P45"><text:span text:style-name="T28"/></text:p>
      <text:p text:style-name="P45"><text:span text:style-name="T28"><text:s text:c="4"/>char* args[] = {"./child", adr_, id_, NULL};</text:span></text:p>
      <text:p text:style-name="P45"><text:span text:style-name="T28"/></text:p>
      <text:p text:style-name="P45"><text:span text:style-name="T28"><text:s text:c="4"/>int processId = fork();</text:span></text:p>
      <text:p text:style-name="P45"><text:span text:style-name="T28"><text:s text:c="4"/>if (processId &lt; 0) {</text:span></text:p>
      <text:p text:style-name="P45"><text:span text:style-name="T28"><text:s text:c="8"/>cerr &lt;&lt; "Unable to create first worker node" &lt;&lt; endl;</text:span></text:p>
      <text:p text:style-name="P45"><text:span text:style-name="T28"><text:s text:c="8"/>childId = 0;</text:span></text:p>
      <text:p text:style-name="P45"><text:span text:style-name="T28"><text:s text:c="8"/>exit(1);</text:span></text:p>
      <text:p text:style-name="P45"><text:span text:style-name="T28"><text:s text:c="4"/>} else if (processId == 0) {</text:span></text:p>
      <text:p text:style-name="P45"><text:span text:style-name="T28"><text:s text:c="8"/>execv("./child", args);</text:span></text:p>
      <text:p text:style-name="P45"><text:span text:style-name="T28"><text:s text:c="4"/>}</text:span></text:p>
      <text:p text:style-name="P45"><text:span text:style-name="T28"><text:s text:c="4"/>zmq::message_t message;</text:span></text:p>
      <text:p text:style-name="P45"><text:span text:style-name="T28"><text:s text:c="4"/>if(socket-&gt;recv(message)){</text:span></text:p>
      <text:p text:style-name="P45"><text:span text:style-name="T28"><text:s text:c="8"/>cout&lt;&lt;"\n";</text:span></text:p>
      <text:p text:style-name="P45"><text:span text:style-name="T28"><text:s text:c="4"/>}</text:span></text:p>
      <text:p text:style-name="P45"><text:span text:style-name="T28"/></text:p>
      <text:p text:style-name="P45"><text:span text:style-name="T28"><text:s text:c="4"/>childesId.push_back(childId);</text:span></text:p>
      <text:p text:style-name="P45"><text:span text:style-name="T28"><text:s text:c="4"/>sockets.push_back(std::move(socket));</text:span></text:p>
      <text:p text:style-name="P45"><text:span text:style-name="T28"/></text:p>
      <text:p text:style-name="P45"><text:span text:style-name="T28"><text:s text:c="4"/>string recievedMessage(static_cast&lt;char*&gt;(message.data()), message.size());</text:span></text:p>
      <text:p text:style-name="P45"><text:span text:style-name="T28"><text:s text:c="4"/>cout &lt;&lt; recievedMessage &lt;&lt; endl;</text:span></text:p>
      <text:p text:style-name="P45"><text:span text:style-name="T28"><text:s text:c="4"/></text:span></text:p>
      <text:p text:style-name="P45"><text:span text:style-name="T28"><text:s text:c="4"/>delete[] adr_;</text:span></text:p>
      <text:p text:style-name="P45"><text:span text:style-name="T28"><text:s text:c="4"/>delete[] id_;</text:span></text:p>
      <text:p text:style-name="P45"><text:span text:style-name="T28">}</text:span></text:p>
      <text:p text:style-name="P45"><text:span text:style-name="T28"/></text:p>
      <text:p text:style-name="P45"><text:span text:style-name="T28">void CreateNode(){</text:span></text:p>
      <text:p text:style-name="P45"><text:span text:style-name="T28"><text:s text:c="4"/>int parent, child;</text:span></text:p>
      <text:p text:style-name="P45"><text:span text:style-name="T28"><text:s text:c="4"/>cin &gt;&gt; child &gt;&gt; parent;</text:span></text:p>
      <text:p text:style-name="P45"><text:span text:style-name="T28"/></text:p>
      <text:p text:style-name="P45"><text:span text:style-name="T28"><text:s text:c="4"/>if(parent==-1){</text:span></text:p>
      <text:p text:style-name="P45"><text:span text:style-name="T28"><text:s text:c="8"/>if(find(childesId.begin(), childesId.end(), child)!=childesId.end()){</text:span></text:p>
      <text:p text:style-name="P45"><text:span text:style-name="T28"><text:s text:c="12"/>cout&lt;&lt;"Error: this node already exists\n";</text:span></text:p>
      <text:p text:style-name="P45"><text:span text:style-name="T28"><text:s text:c="12"/>return;</text:span></text:p>
      <text:p text:style-name="P45"><text:span text:style-name="T28"><text:s text:c="8"/>}</text:span></text:p>
      <text:p text:style-name="P45"><text:span text:style-name="T28"><text:s text:c="8"/>Exec(child);</text:span></text:p>
      <text:p text:style-name="P45"><text:span text:style-name="T28"><text:s text:c="4"/>}else{</text:span></text:p>
      <text:p text:style-name="P45"><text:span text:style-name="T28"><text:s text:c="8"/>string messageStr = "create " + to_string(child) + " " + to_string(parent);</text:span></text:p>
      <text:p text:style-name="P45"><text:span text:style-name="T28"/></text:p>
      <text:p text:style-name="P45"><text:soft-page-break/><text:span text:style-name="T28"><text:s text:c="8"/>for(size_t i=0;i&lt;sockets.size(); ++i){</text:span></text:p>
      <text:p text:style-name="P45"><text:span text:style-name="T28"><text:s text:c="12"/>zmq::message_t message(messageStr.size());</text:span></text:p>
      <text:p text:style-name="P45"><text:span text:style-name="T28"><text:s text:c="12"/>memcpy(message.data(), messageStr.c_str(), messageStr.size());</text:span></text:p>
      <text:p text:style-name="P45"><text:span text:style-name="T28"><text:s text:c="12"/>sockets[i]-&gt;send(message);</text:span></text:p>
      <text:p text:style-name="P45"><text:span text:style-name="T28"><text:s text:c="12"/>sockets[i]-&gt;recv(message);</text:span></text:p>
      <text:p text:style-name="P45"><text:span text:style-name="T28"><text:s text:c="12"/>string recievedMessage(static_cast&lt;char*&gt;(message.data()), message.size());</text:span></text:p>
      <text:p text:style-name="P45"><text:span text:style-name="T28"/></text:p>
      <text:p text:style-name="P45"><text:span text:style-name="T28"><text:s text:c="12"/>cout&lt;&lt; recievedMessage&lt;&lt;"\n";</text:span></text:p>
      <text:p text:style-name="P45"><text:span text:style-name="T28"><text:s text:c="12"/>break;</text:span></text:p>
      <text:p text:style-name="P45"><text:span text:style-name="T28"><text:s text:c="8"/>}</text:span></text:p>
      <text:p text:style-name="P45"><text:span text:style-name="T28"><text:s text:c="4"/>}</text:span></text:p>
      <text:p text:style-name="P45"><text:span text:style-name="T28">}</text:span></text:p>
      <text:p text:style-name="P45"><text:span text:style-name="T28"/></text:p>
      <text:p text:style-name="P45"><text:span text:style-name="T28">void ExecFunc() {</text:span></text:p>
      <text:p text:style-name="P45"><text:span text:style-name="T28"><text:s text:c="4"/>string str, str1;</text:span></text:p>
      <text:p text:style-name="P45"><text:span text:style-name="T28"><text:s text:c="4"/>vector&lt;string&gt; str_vec;</text:span></text:p>
      <text:p text:style-name="P45"><text:span text:style-name="T28"><text:s text:c="4"/>getline(cin, str);</text:span></text:p>
      <text:p text:style-name="P45"><text:span text:style-name="T28"><text:s text:c="4"/>std::istringstream iss(str);</text:span></text:p>
      <text:p text:style-name="P45"><text:span text:style-name="T28"><text:s text:c="4"/>while(iss&gt;&gt;str1){</text:span></text:p>
      <text:p text:style-name="P45"><text:span text:style-name="T28"><text:s text:c="8"/>str_vec.push_back(str1);</text:span></text:p>
      <text:p text:style-name="P45"><text:span text:style-name="T28"><text:s text:c="4"/>}</text:span></text:p>
      <text:p text:style-name="P45"><text:span text:style-name="T28"/></text:p>
      <text:p text:style-name="P45"><text:span text:style-name="T28"><text:s text:c="4"/>string messageString;</text:span></text:p>
      <text:p text:style-name="P45"><text:span text:style-name="T28"><text:s text:c="4"/>if(str_vec.size()==3)</text:span></text:p>
      <text:p text:style-name="P45"><text:span text:style-name="T28"><text:s text:c="8"/>messageString = "exec " + str_vec[0] + " " + str_vec[1] + " " + str_vec[2];</text:span></text:p>
      <text:p text:style-name="P45"><text:span text:style-name="T28"><text:s text:c="4"/>if(str_vec.size()==2)</text:span></text:p>
      <text:p text:style-name="P45"><text:span text:style-name="T28"><text:s text:c="8"/>messageString = "exec " + str_vec[0] + " " + str_vec[1];</text:span></text:p>
      <text:p text:style-name="P45"><text:span text:style-name="T28"/></text:p>
      <text:p text:style-name="P45"><text:span text:style-name="T28"><text:s text:c="4"/>for (int indexOfSockets{0}; indexOfSockets &lt; sockets.size(); ++indexOfSockets) {</text:span></text:p>
      <text:p text:style-name="P45"><text:span text:style-name="T28"/></text:p>
      <text:p text:style-name="P45"><text:span text:style-name="T28"><text:s text:c="8"/>zmq::message_t message(messageString.size());</text:span></text:p>
      <text:p text:style-name="P45"><text:span text:style-name="T28"><text:s text:c="8"/>memcpy(message.data(), messageString.c_str(), messageString.size());</text:span></text:p>
      <text:p text:style-name="P45"><text:span text:style-name="T28"/></text:p>
      <text:p text:style-name="P45"><text:span text:style-name="T28"><text:s text:c="8"/>sockets[indexOfSockets]-&gt;send(message);</text:span></text:p>
      <text:p text:style-name="P45"><text:span text:style-name="T28"><text:s text:c="8"/>sockets[indexOfSockets]-&gt;recv(message);</text:span></text:p>
      <text:p text:style-name="P45"><text:span text:style-name="T28"><text:s text:c="8"/>string receiveMessage(static_cast&lt;char*&gt;(message.data()), message.size());</text:span></text:p>
      <text:p text:style-name="P45"><text:span text:style-name="T28"/></text:p>
      <text:p text:style-name="P45"><text:span text:style-name="T28"><text:s text:c="8"/>if (receiveMessage[0] == 'T' &amp;&amp; receiveMessage[1] == 'h' &amp;&amp; receiveMessage[2] == 'e') {</text:span></text:p>
      <text:p text:style-name="P45"><text:span text:style-name="T28"><text:s text:c="12"/>cout &lt;&lt; receiveMessage &lt;&lt; endl;</text:span></text:p>
      <text:p text:style-name="P45"><text:span text:style-name="T28"><text:s text:c="12"/>break;</text:span></text:p>
      <text:p text:style-name="P45"><text:span text:style-name="T28"><text:s text:c="8"/>} else if (receiveMessage == "Error: id: Not found" &amp;&amp;</text:span></text:p>
      <text:p text:style-name="P45"><text:span text:style-name="T28"><text:s text:c="19"/>indexOfSockets == sockets.size() - 1) {</text:span></text:p>
      <text:p text:style-name="P45"><text:span text:style-name="T28"><text:s text:c="12"/>cout &lt;&lt; receiveMessage &lt;&lt; endl;</text:span></text:p>
      <text:p text:style-name="P45"><text:span text:style-name="T28"><text:s text:c="12"/>break;</text:span></text:p>
      <text:p text:style-name="P45"><text:span text:style-name="T28"><text:s text:c="8"/>}</text:span></text:p>
      <text:p text:style-name="P45"><text:span text:style-name="T28"/></text:p>
      <text:p text:style-name="P45"><text:span text:style-name="T28"><text:s text:c="4"/>}</text:span></text:p>
      <text:p text:style-name="P45"><text:span text:style-name="T28"/></text:p>
      <text:p text:style-name="P45"><text:span text:style-name="T28">}</text:span></text:p>
      <text:p text:style-name="P45"><text:span text:style-name="T28"/></text:p>
      <text:p text:style-name="P45"><text:span text:style-name="T28">void funcExit() {</text:span></text:p>
      <text:p text:style-name="P45"><text:span text:style-name="T28"><text:s text:c="4"/>for (int indexOfSockets{0}; indexOfSockets &lt; sockets.size(); ++indexOfSockets) {</text:span></text:p>
      <text:p text:style-name="P45"><text:span text:style-name="T28"/></text:p>
      <text:p text:style-name="P45"><text:span text:style-name="T28"><text:s text:c="8"/>if (childesId[indexOfSockets]) {</text:span></text:p>
      <text:p text:style-name="P45"><text:span text:style-name="T28"><text:s text:c="12"/>string killMessage = "Kill";</text:span></text:p>
      <text:p text:style-name="P45"><text:span text:style-name="T28"><text:s text:c="12"/>zmq::message_t message(killMessage.size());</text:span></text:p>
      <text:p text:style-name="P45"><text:span text:style-name="T28"><text:s text:c="12"/>memcpy(message.data(), killMessage.c_str(), killMessage.size());</text:span></text:p>
      <text:p text:style-name="P45"><text:soft-page-break/><text:span text:style-name="T28"/></text:p>
      <text:p text:style-name="P45"><text:span text:style-name="T28"><text:s text:c="12"/>sockets[indexOfSockets]-&gt;send(message);</text:span></text:p>
      <text:p text:style-name="P45"><text:span text:style-name="T28"><text:s text:c="8"/>}</text:span></text:p>
      <text:p text:style-name="P45"><text:span text:style-name="T28"><text:s text:c="8"/>sockets[indexOfSockets]-&gt;close();</text:span></text:p>
      <text:p text:style-name="P45"><text:span text:style-name="T28"/></text:p>
      <text:p text:style-name="P45"><text:span text:style-name="T28"><text:s text:c="4"/>}</text:span></text:p>
      <text:p text:style-name="P45"><text:span text:style-name="T28"/></text:p>
      <text:p text:style-name="P45"><text:span text:style-name="T28"><text:s text:c="4"/>cout &lt;&lt; "All node was deleted" &lt;&lt; endl;</text:span></text:p>
      <text:p text:style-name="P45"><text:span text:style-name="T28"><text:s text:c="4"/>context.close();</text:span></text:p>
      <text:p text:style-name="P45"><text:span text:style-name="T28"><text:s text:c="4"/>exit(0);</text:span></text:p>
      <text:p text:style-name="P45"><text:span text:style-name="T28">}</text:span></text:p>
      <text:p text:style-name="P45"><text:span text:style-name="T28"/></text:p>
      <text:p text:style-name="P45"><text:span text:style-name="T28">void funcPing() {</text:span></text:p>
      <text:p text:style-name="P45"><text:span text:style-name="T28"><text:s text:c="4"/>int miliseconds;</text:span></text:p>
      <text:p text:style-name="P45"><text:span text:style-name="T28"><text:s text:c="4"/>cin &gt;&gt; miliseconds;</text:span></text:p>
      <text:p text:style-name="P45"><text:span text:style-name="T28"/></text:p>
      <text:p text:style-name="P45"><text:span text:style-name="T28"><text:s text:c="4"/>if (childesId.empty()) {</text:span></text:p>
      <text:p text:style-name="P45"><text:span text:style-name="T28"><text:s text:c="8"/>cout &lt;&lt; "OK: 0" &lt;&lt; endl;</text:span></text:p>
      <text:p text:style-name="P45"><text:span text:style-name="T28"><text:s text:c="4"/>} else {</text:span></text:p>
      <text:p text:style-name="P45"><text:span text:style-name="T28"/></text:p>
      <text:p text:style-name="P45"><text:span text:style-name="T28"><text:s text:c="8"/>string messageString = "ping " +to_string(miliseconds);</text:span></text:p>
      <text:p text:style-name="P45"><text:span text:style-name="T28"/></text:p>
      <text:p text:style-name="P45"><text:span text:style-name="T28"><text:s text:c="8"/>for (int indexOfSockets{0}; indexOfSockets &lt; sockets.size(); ++indexOfSockets) {</text:span></text:p>
      <text:p text:style-name="P45"><text:span text:style-name="T28"/></text:p>
      <text:p text:style-name="P45"><text:span text:style-name="T28"><text:s text:c="12"/>zmq::message_t message(messageString.size());</text:span></text:p>
      <text:p text:style-name="P45"><text:span text:style-name="T28"><text:s text:c="12"/>memcpy(message.data(), messageString.c_str(), messageString.size());</text:span></text:p>
      <text:p text:style-name="P45"><text:span text:style-name="T28"><text:s text:c="12"/>cout&lt;&lt;"1\n";</text:span></text:p>
      <text:p text:style-name="P45"><text:span text:style-name="T28"><text:s text:c="12"/>sockets[indexOfSockets]-&gt;send(message);</text:span></text:p>
      <text:p text:style-name="P45"><text:span text:style-name="T28"><text:s text:c="12"/>cout&lt;&lt;"2\n";</text:span></text:p>
      <text:p text:style-name="P45"><text:span text:style-name="T28"><text:s text:c="12"/>sockets[indexOfSockets]-&gt;recv(message);</text:span></text:p>
      <text:p text:style-name="P45"><text:span text:style-name="T28"><text:s text:c="12"/>cout&lt;&lt;"7\n";</text:span></text:p>
      <text:p text:style-name="P45"><text:span text:style-name="T28"><text:s text:c="12"/>string receiveMessage(static_cast&lt;char*&gt;(message.data()), message.size());</text:span></text:p>
      <text:p text:style-name="P45"><text:span text:style-name="T28"/></text:p>
      <text:p text:style-name="P45"><text:span text:style-name="T28"><text:s text:c="8"/>}</text:span></text:p>
      <text:p text:style-name="P45"><text:span text:style-name="T28"><text:s text:c="4"/>}</text:span></text:p>
      <text:p text:style-name="P45"><text:span text:style-name="T28">}</text:span></text:p>
      <text:p text:style-name="P45"><text:span text:style-name="T28"/></text:p>
      <text:p text:style-name="P45"><text:span text:style-name="T28">int main ()</text:span></text:p>
      <text:p text:style-name="P45"><text:span text:style-name="T28">{</text:span></text:p>
      <text:p text:style-name="P45"><text:span text:style-name="T28"><text:s text:c="4"/>string command;</text:span></text:p>
      <text:p text:style-name="P45"><text:span text:style-name="T28"><text:s text:c="4"/>while(cin&gt;&gt;command){</text:span></text:p>
      <text:p text:style-name="P45"><text:span text:style-name="T28"><text:s text:c="8"/>if(command=="create"){</text:span></text:p>
      <text:p text:style-name="P45"><text:span text:style-name="T28"><text:s text:c="12"/>CreateNode();</text:span></text:p>
      <text:p text:style-name="P45"><text:span text:style-name="T28"><text:s text:c="8"/>}</text:span></text:p>
      <text:p text:style-name="P45"><text:span text:style-name="T28"><text:s text:c="8"/>if(command=="exec"){</text:span></text:p>
      <text:p text:style-name="P45"><text:span text:style-name="T28"><text:s text:c="12"/>ExecFunc();</text:span></text:p>
      <text:p text:style-name="P45"><text:span text:style-name="T28"><text:s text:c="8"/>}</text:span></text:p>
      <text:p text:style-name="P45"><text:span text:style-name="T28"><text:s text:c="8"/>if(command=="exit"){</text:span></text:p>
      <text:p text:style-name="P45"><text:span text:style-name="T28"><text:s text:c="12"/>funcExit();</text:span></text:p>
      <text:p text:style-name="P45"><text:span text:style-name="T28"><text:s text:c="8"/>}</text:span></text:p>
      <text:p text:style-name="P45"><text:span text:style-name="T28"><text:s text:c="8"/>if(command=="ping"){</text:span></text:p>
      <text:p text:style-name="P45"><text:span text:style-name="T28"><text:s text:c="12"/>funcPing();</text:span></text:p>
      <text:p text:style-name="P45"><text:span text:style-name="T28"><text:s text:c="8"/>}</text:span></text:p>
      <text:p text:style-name="P45"><text:span text:style-name="T28"><text:s text:c="4"/>}</text:span></text:p>
      <text:p text:style-name="P45"><text:span text:style-name="T28">}</text:span><text:span text:style-name="T27"><text:line-break/></text:span></text:p>
      <text:p text:style-name="P42">child.cpp</text:p>
      <text:p text:style-name="P43"><text:soft-page-break/>#include &lt;zmq.h&gt;</text:p>
      <text:p text:style-name="P43">#include "zmq.hpp"</text:p>
      <text:p text:style-name="P43">#include &lt;sstream&gt;</text:p>
      <text:p text:style-name="P43">#include &lt;string&gt;</text:p>
      <text:p text:style-name="P43">#include &lt;iostream&gt;</text:p>
      <text:p text:style-name="P43">#include &lt;zconf.h&gt;</text:p>
      <text:p text:style-name="P43">#include &lt;vector&gt;</text:p>
      <text:p text:style-name="P43">#include &lt;signal.h&gt;</text:p>
      <text:p text:style-name="P43">#include &lt;sstream&gt;</text:p>
      <text:p text:style-name="P43">#include &lt;set&gt;</text:p>
      <text:p text:style-name="P43">#include &lt;algorithm&gt;</text:p>
      <text:p text:style-name="P43">#include &lt;thread&gt;</text:p>
      <text:p text:style-name="P43">#include &lt;map&gt;</text:p>
      <text:p text:style-name="P43">#include &lt;signal.h&gt;</text:p>
      <text:p text:style-name="P43">#include &lt;chrono&gt;</text:p>
      <text:p text:style-name="P43">using namespace std::chrono_literals;</text:p>
      <text:p text:style-name="P43"/>
      <text:p text:style-name="P43"/>
      <text:p text:style-name="P43"/>
      <text:p text:style-name="P43"/>
      <text:p text:style-name="P43"/>
      <text:p text:style-name="P43">using namespace std;</text:p>
      <text:p text:style-name="P43"/>
      <text:p text:style-name="P43">string adr;</text:p>
      <text:p text:style-name="P43">string adrChild = "tcp://127.0.0.1:300";</text:p>
      <text:p text:style-name="P43">zmq::context_t context(1);</text:p>
      <text:p text:style-name="P43">zmq::socket_t mainSocket(context, ZMQ_REQ);</text:p>
      <text:p text:style-name="P43">zmq::context_t contextChild(1);</text:p>
      <text:p text:style-name="P43">zmq::socket_t childSocket(contextChild, ZMQ_REP);</text:p>
      <text:p text:style-name="P43">int idThisNode, childNodeId;</text:p>
      <text:p text:style-name="P43">bool no_exit = true;</text:p>
      <text:p text:style-name="P43">map&lt;string, int&gt; dict;</text:p>
      <text:p text:style-name="P43"/>
      <text:p text:style-name="P43">void sendMessage(const string&amp; messageString, zmq::socket_t&amp; socket) {</text:p>
      <text:p text:style-name="P43"><text:s text:c="4"/>zmq::message_t messageBack(messageString.size());</text:p>
      <text:p text:style-name="P43"><text:s text:c="4"/>memcpy(messageBack.data(), messageString.c_str(), messageString.size());</text:p>
      <text:p text:style-name="P43"/>
      <text:p text:style-name="P43"><text:s text:c="4"/>if (!socket.send(messageBack)) {</text:p>
      <text:p text:style-name="P43"><text:s text:c="8"/>cerr &lt;&lt; "Error: can't send message from node with pid " &lt;&lt; getpid() &lt;&lt; endl;</text:p>
      <text:p text:style-name="P43"><text:s text:c="4"/>}</text:p>
      <text:p text:style-name="P43">}</text:p>
      <text:p text:style-name="P43"/>
      <text:p text:style-name="P43">void Create(string recievedMessage){</text:p>
      <text:p text:style-name="P43"><text:s text:c="4"/>string command;</text:p>
      <text:p text:style-name="P43"><text:s text:c="4"/>int recievedChild, recievedParent;</text:p>
      <text:p text:style-name="P43"><text:s text:c="4"/>std::istringstream iss(recievedMessage); </text:p>
      <text:p text:style-name="P43"><text:s text:c="4"/>iss&gt;&gt;command;</text:p>
      <text:p text:style-name="P43"><text:s text:c="4"/>iss&gt;&gt;recievedChild;</text:p>
      <text:p text:style-name="P43"><text:s text:c="4"/>iss&gt;&gt;recievedParent;</text:p>
      <text:p text:style-name="P43"><text:s text:c="4"/>std::cout&lt;&lt;"command from create "&lt;&lt; command&lt;&lt;" "&lt;&lt; recievedChild&lt;&lt; " "&lt;&lt; recievedParent&lt;&lt;" "&lt;&lt;idThisNode&lt;&lt;"\n";</text:p>
      <text:p text:style-name="P43"/>
      <text:p text:style-name="P43"><text:s text:c="4"/>if(childNodeId==0 &amp;&amp; recievedParent==idThisNode){</text:p>
      <text:p text:style-name="P43"><text:s text:c="8"/>childNodeId = recievedChild;</text:p>
      <text:p text:style-name="P43"><text:s text:c="8"/>childSocket.bind(adrChild + to_string(childNodeId));</text:p>
      <text:p text:style-name="P43"><text:s text:c="8"/>adrChild += to_string(childNodeId);</text:p>
      <text:p text:style-name="P43"/>
      <text:p text:style-name="P43"><text:soft-page-break/><text:s text:c="8"/></text:p>
      <text:p text:style-name="P43"><text:s text:c="8"/>char* adrChildTmp = new char[adrChild.size() + 1];</text:p>
      <text:p text:style-name="P43"><text:s text:c="8"/>memcpy(adrChildTmp, adrChild.c_str(), adrChild.size() + 1);</text:p>
      <text:p text:style-name="P43"><text:s text:c="8"/>char* childIdTmp = new char[to_string(childNodeId).size() + 1];</text:p>
      <text:p text:style-name="P43"><text:s text:c="8"/>memcpy(childIdTmp, to_string(childNodeId).c_str(), to_string(childNodeId).size() + 1);</text:p>
      <text:p text:style-name="P43"><text:s text:c="8"/>char* args[] = {"./child", adrChildTmp, childIdTmp, NULL};</text:p>
      <text:p text:style-name="P43"><text:s text:c="8"/>int processId = fork();</text:p>
      <text:p text:style-name="P43"/>
      <text:p text:style-name="P43"><text:s text:c="8"/>if(processId==0){</text:p>
      <text:p text:style-name="P43"><text:s text:c="12"/>execv("./child", args);</text:p>
      <text:p text:style-name="P43"><text:s text:c="8"/>} else if (processId &lt; 0) {</text:p>
      <text:p text:style-name="P43"><text:s text:c="12"/>cerr &lt;&lt; "Error in forking in node with pid: " &lt;&lt; getpid() &lt;&lt; endl;</text:p>
      <text:p text:style-name="P43"><text:s text:c="8"/>} else {</text:p>
      <text:p text:style-name="P43"><text:s text:c="12"/>zmq::message_t messageFromNode;</text:p>
      <text:p text:style-name="P43"/>
      <text:p text:style-name="P43"><text:s text:c="12"/>if (!childSocket.recv(messageFromNode)) {</text:p>
      <text:p text:style-name="P43"><text:s text:c="16"/>cerr &lt;&lt; "Error: can't receive message from child node in node with pid:" &lt;&lt; getpid()</text:p>
      <text:p text:style-name="P43"><text:s text:c="25"/>&lt;&lt; endl;</text:p>
      <text:p text:style-name="P43"><text:s text:c="12"/>}</text:p>
      <text:p text:style-name="P43"/>
      <text:p text:style-name="P43"><text:s text:c="12"/>if (!mainSocket.send(messageFromNode)) {</text:p>
      <text:p text:style-name="P43"><text:s text:c="16"/>cerr &lt;&lt; "Error: can't send message to main node from node with pid:" &lt;&lt; getpid() &lt;&lt; endl;</text:p>
      <text:p text:style-name="P43"><text:s text:c="12"/>}</text:p>
      <text:p text:style-name="P43"><text:s text:c="8"/>}</text:p>
      <text:p text:style-name="P43"><text:s text:c="8"/>delete[] adrChildTmp;</text:p>
      <text:p text:style-name="P43"><text:s text:c="8"/>delete[] childIdTmp;</text:p>
      <text:p text:style-name="P43"><text:s text:c="4"/>}</text:p>
      <text:p text:style-name="P43"/>
      <text:p text:style-name="P43"><text:s text:c="4"/>else if (childNodeId == 0 &amp;&amp; recievedParent != idThisNode) {</text:p>
      <text:p text:style-name="P43"><text:s text:c="8"/>sendMessage("Error: there is no such parent", mainSocket);</text:p>
      <text:p text:style-name="P43"><text:s text:c="4"/>} else if (childNodeId != 0 &amp;&amp; recievedParent == idThisNode) {</text:p>
      <text:p text:style-name="P43"><text:s text:c="8"/>sendMessage("Error: this parent already has a child", mainSocket);</text:p>
      <text:p text:style-name="P43"><text:s text:c="4"/>} else {</text:p>
      <text:p text:style-name="P43"><text:s text:c="8"/>sendMessage(recievedMessage, childSocket);</text:p>
      <text:p text:style-name="P43"><text:s text:c="8"/>zmq::message_t message;</text:p>
      <text:p text:style-name="P43"><text:s text:c="8"/>if (!childSocket.recv(message)) {</text:p>
      <text:p text:style-name="P43"><text:s text:c="12"/>cerr &lt;&lt; "Error: can't receive message from child node in node with pid: " &lt;&lt; getpid() &lt;&lt; endl;</text:p>
      <text:p text:style-name="P43"><text:s text:c="8"/>}</text:p>
      <text:p text:style-name="P43"><text:s text:c="8"/>if (!mainSocket.send(message)) {</text:p>
      <text:p text:style-name="P43"><text:s text:c="12"/>cerr &lt;&lt; "Error: can't send message to main node from node with pid: " &lt;&lt; getpid() &lt;&lt; endl;</text:p>
      <text:p text:style-name="P43"><text:s text:c="8"/>}</text:p>
      <text:p text:style-name="P43"><text:s text:c="4"/>}</text:p>
      <text:p text:style-name="P43">} <text:s text:c="2"/></text:p>
      <text:p text:style-name="P43"/>
      <text:p text:style-name="P43"/>
      <text:p text:style-name="P43">void Exec(string receivedMessage) {</text:p>
      <text:p text:style-name="P43"><text:s text:c="4"/>int idProc;</text:p>
      <text:p text:style-name="P43"><text:s text:c="4"/>string com;</text:p>
      <text:p text:style-name="P43"><text:s text:c="4"/>std::istringstream iss1(receivedMessage); </text:p>
      <text:p text:style-name="P43"><text:s text:c="4"/>iss1&gt;&gt;com;</text:p>
      <text:p text:style-name="P43"><text:s text:c="4"/>iss1&gt;&gt;idProc;</text:p>
      <text:p text:style-name="P43"><text:s text:c="4"/>string returnMessage;</text:p>
      <text:p text:style-name="P43"/>
      <text:p text:style-name="P43"><text:s text:c="4"/>if (idProc == idThisNode) {</text:p>
      <text:p text:style-name="P43"><text:s text:c="8"/>std::this_thread::sleep_for(1s);</text:p>
      <text:p text:style-name="P43"><text:s text:c="8"/>thread workThread([&amp;, receivedMessage](){</text:p>
      <text:p text:style-name="P43"><text:s text:c="12"/>vector&lt;string&gt; commands;</text:p>
      <text:p text:style-name="P43"><text:soft-page-break/><text:s text:c="12"/>std::istringstream iss2(receivedMessage); </text:p>
      <text:p text:style-name="P43"><text:s text:c="12"/>string command;</text:p>
      <text:p text:style-name="P43"><text:s text:c="12"/>string answer;</text:p>
      <text:p text:style-name="P43"><text:s text:c="12"/>while(iss2&gt;&gt;command){</text:p>
      <text:p text:style-name="P43"><text:s text:c="16"/>commands.push_back(command);</text:p>
      <text:p text:style-name="P43"><text:s text:c="12"/>}</text:p>
      <text:p text:style-name="P43"><text:s text:c="12"/>if(commands.size()==4){</text:p>
      <text:p text:style-name="P43"><text:s text:c="16"/>dict[commands[2]] = stoi(commands[3]);</text:p>
      <text:p text:style-name="P43"><text:s text:c="16"/>returnMessage = "The child process saved data";</text:p>
      <text:p text:style-name="P43"><text:s text:c="12"/>}</text:p>
      <text:p text:style-name="P43"><text:s text:c="12"/>if(commands.size()==3){</text:p>
      <text:p text:style-name="P43"><text:s text:c="16"/>answer = "OK:" + to_string(idThisNode)+": ";</text:p>
      <text:p text:style-name="P43"><text:s text:c="16"/>answer+=to_string(dict[commands[2]]);</text:p>
      <text:p text:style-name="P43"><text:s text:c="16"/>returnMessage = "The child process give data succesfully";</text:p>
      <text:p text:style-name="P43"><text:s text:c="12"/>}</text:p>
      <text:p text:style-name="P43"><text:s text:c="12"/>std::cout &lt;&lt;"\n"&lt;&lt;answer&lt;&lt; endl;</text:p>
      <text:p text:style-name="P43"><text:s text:c="8"/>});</text:p>
      <text:p text:style-name="P43"/>
      <text:p text:style-name="P43"><text:s text:c="8"/>workThread.join();</text:p>
      <text:p text:style-name="P43"/>
      <text:p text:style-name="P43"><text:s text:c="8"/>sendMessage(returnMessage, mainSocket);</text:p>
      <text:p text:style-name="P43"/>
      <text:p text:style-name="P43"><text:s text:c="4"/>} else {</text:p>
      <text:p text:style-name="P43"/>
      <text:p text:style-name="P43"><text:s text:c="8"/>if (childNodeId == 0) {</text:p>
      <text:p text:style-name="P43"><text:s text:c="12"/>sendMessage("Error: id: Not found", mainSocket);</text:p>
      <text:p text:style-name="P43"><text:s text:c="8"/>} else {</text:p>
      <text:p text:style-name="P43"><text:s text:c="12"/>zmq::message_t message(receivedMessage.size());</text:p>
      <text:p text:style-name="P43"><text:s text:c="12"/>memcpy(message.data(), receivedMessage.c_str(), receivedMessage.size());</text:p>
      <text:p text:style-name="P43"/>
      <text:p text:style-name="P43"><text:s text:c="12"/>if (!childSocket.send(message)) {</text:p>
      <text:p text:style-name="P43"><text:s text:c="16"/>cerr &lt;&lt; "Error: can't send message to child node from node with pid: " &lt;&lt; getpid() &lt;&lt; endl;</text:p>
      <text:p text:style-name="P43"><text:s text:c="12"/>}</text:p>
      <text:p text:style-name="P43"><text:s text:c="12"/>if (!childSocket.recv(message)) {</text:p>
      <text:p text:style-name="P43"><text:s text:c="16"/>cerr &lt;&lt; "Error: can't receive message from child node in node with pid: " &lt;&lt; getpid() &lt;&lt; endl;</text:p>
      <text:p text:style-name="P43"><text:s text:c="12"/>}</text:p>
      <text:p text:style-name="P43"><text:s text:c="12"/>if (!mainSocket.send(message)) {</text:p>
      <text:p text:style-name="P43"><text:s text:c="16"/>cerr &lt;&lt; "Error: can't send message to main node from node with pid: " &lt;&lt; getpid() &lt;&lt; endl;</text:p>
      <text:p text:style-name="P43"><text:s text:c="12"/>}</text:p>
      <text:p text:style-name="P43"><text:s text:c="8"/>}</text:p>
      <text:p text:style-name="P43"><text:s text:c="4"/>}</text:p>
      <text:p text:style-name="P43">}</text:p>
      <text:p text:style-name="P43"/>
      <text:p text:style-name="P43">void funcPing(string receivedMessage) {</text:p>
      <text:p text:style-name="P43"><text:s text:c="4"/>int miliseconds;</text:p>
      <text:p text:style-name="P43"><text:s text:c="4"/>string command;</text:p>
      <text:p text:style-name="P43"/>
      <text:p text:style-name="P43"><text:s text:c="4"/>std::stringstream iss(receivedMessage);</text:p>
      <text:p text:style-name="P43"><text:s text:c="4"/>iss&gt;&gt;command;</text:p>
      <text:p text:style-name="P43"><text:s text:c="4"/>iss&gt;&gt;miliseconds;</text:p>
      <text:p text:style-name="P43"><text:s text:c="4"/>int seconds =miliseconds/1000;</text:p>
      <text:p text:style-name="P43"><text:s text:c="16"/>cout&lt;&lt;"3\n";</text:p>
      <text:p text:style-name="P43"/>
      <text:p text:style-name="P43"><text:s text:c="4"/>thread ping_thread([&amp;](){</text:p>
      <text:p text:style-name="P43"><text:s text:c="8"/>while(no_exit){</text:p>
      <text:p text:style-name="P43"><text:s text:c="12"/>sleep(seconds);</text:p>
      <text:p text:style-name="P43"><text:s text:c="12"/>cout&lt;&lt;idThisNode&lt;&lt;": OK\n";</text:p>
      <text:p text:style-name="P43"><text:soft-page-break/><text:s text:c="8"/>}</text:p>
      <text:p text:style-name="P43"><text:s text:c="4"/>});</text:p>
      <text:p text:style-name="P43"><text:s text:c="16"/>cout&lt;&lt;"4\n";</text:p>
      <text:p text:style-name="P43"/>
      <text:p text:style-name="P43"><text:s text:c="4"/>ping_thread.detach();</text:p>
      <text:p text:style-name="P43"><text:s text:c="16"/>cout&lt;&lt;"5\n";</text:p>
      <text:p text:style-name="P43"/>
      <text:p text:style-name="P43"/>
      <text:p text:style-name="P43"><text:s text:c="8"/>if (childNodeId == 0) {</text:p>
      <text:p text:style-name="P43"><text:s text:c="12"/>sendMessage("OK: 0", mainSocket);</text:p>
      <text:p text:style-name="P43"><text:s text:c="8"/>} else {</text:p>
      <text:p text:style-name="P43"><text:s text:c="12"/>zmq::message_t message(receivedMessage.size());</text:p>
      <text:p text:style-name="P43"><text:s text:c="12"/>memcpy(message.data(), receivedMessage.c_str(), receivedMessage.size());</text:p>
      <text:p text:style-name="P43"><text:s text:c="12"/>childSocket.send(message);</text:p>
      <text:p text:style-name="P43"><text:s text:c="12"/>childSocket.recv(message);</text:p>
      <text:p text:style-name="P43"><text:s text:c="12"/>mainSocket.send(message);</text:p>
      <text:p text:style-name="P43"><text:s text:c="8"/>}</text:p>
      <text:p text:style-name="P43">}</text:p>
      <text:p text:style-name="P43"/>
      <text:p text:style-name="P43">int main (int argc, char* argv[])</text:p>
      <text:p text:style-name="P43">{</text:p>
      <text:p text:style-name="P43"><text:s text:c="4"/>adr = argv[1];</text:p>
      <text:p text:style-name="P43"><text:s text:c="4"/>mainSocket.connect(argv[1]);</text:p>
      <text:p text:style-name="P43"><text:s text:c="4"/>idThisNode = std::stoi(argv[2]);</text:p>
      <text:p text:style-name="P43"><text:s text:c="4"/>std::cout&lt;&lt;argv[1]&lt;&lt;" "&lt;&lt;idThisNode&lt;&lt;endl;</text:p>
      <text:p text:style-name="P43"/>
      <text:p text:style-name="P43"><text:s text:c="4"/>sendMessage("OK: " + to_string(getpid()), mainSocket);</text:p>
      <text:p text:style-name="P43"><text:s text:c="4"/>childNodeId = 0;</text:p>
      <text:p text:style-name="P43"><text:s text:c="4"/>while(1){</text:p>
      <text:p text:style-name="P43"><text:s text:c="8"/>zmq::message_t messageMain;</text:p>
      <text:p text:style-name="P43"><text:s text:c="8"/>mainSocket.recv(messageMain);</text:p>
      <text:p text:style-name="P43"><text:s text:c="8"/>string receivedMessage(static_cast&lt;char*&gt;(messageMain.data()), messageMain.size());</text:p>
      <text:p text:style-name="P43"><text:s text:c="8"/>string command;</text:p>
      <text:p text:style-name="P43"/>
      <text:p text:style-name="P43"><text:s text:c="8"/>std::istringstream iss(receivedMessage); </text:p>
      <text:p text:style-name="P43"><text:s text:c="8"/>iss&gt;&gt;command;</text:p>
      <text:p text:style-name="P43"><text:s text:c="8"/>if(command=="create"){</text:p>
      <text:p text:style-name="P43"><text:s text:c="12"/>Create(receivedMessage);</text:p>
      <text:p text:style-name="P43"><text:s text:c="8"/>}else if(command=="exec"){</text:p>
      <text:p text:style-name="P43"><text:s text:c="12"/>Exec(receivedMessage);</text:p>
      <text:p text:style-name="P43"><text:s text:c="8"/>}else if(command=="ping"){</text:p>
      <text:p text:style-name="P43"><text:s text:c="12"/>cout&lt;&lt;"1\n";</text:p>
      <text:p text:style-name="P43"><text:s text:c="12"/>funcPing(receivedMessage);</text:p>
      <text:p text:style-name="P43"><text:s text:c="8"/>}else if(command== "Kill"){</text:p>
      <text:p text:style-name="P43"><text:s text:c="12"/>if(childNodeId!=0){</text:p>
      <text:p text:style-name="P43"><text:s text:c="16"/>sendMessage("Kill", childSocket);</text:p>
      <text:p text:style-name="P43"><text:s text:c="16"/>childSocket.unbind(adrChild); <text:s text:c="2"/></text:p>
      <text:p text:style-name="P43"><text:s text:c="12"/>}</text:p>
      <text:p text:style-name="P43"><text:s text:c="12"/>mainSocket.unbind(adr);</text:p>
      <text:p text:style-name="P43"><text:s text:c="12"/>no_exit=false;</text:p>
      <text:p text:style-name="P43"><text:s text:c="12"/>usleep(1000000);</text:p>
      <text:p text:style-name="P43"><text:s text:c="12"/>return 0;</text:p>
      <text:p text:style-name="P43"><text:s text:c="8"/>}</text:p>
      <text:p text:style-name="P43"><text:s text:c="4"/>}</text:p>
      <text:p text:style-name="P43">}</text:p>
      <text:list xml:id="list121928671899244" text:continue-numbering="true" text:style-name="Outline">
        <text:list-item>
          <text:h text:style-name="P34" text:outline-level="1"><text:bookmark-start text:name="__RefHeading__748_2004454639"/><text:bookmark text:name="Bookmark5"/><text:soft-page-break/><text:span text:style-name="T10">Пример</text:span><text:span text:style-name="T12"> </text:span><text:span text:style-name="T10">работы</text:span><text:bookmark-end text:name="__RefHeading__748_2004454639"/></text:h>
        </text:list-item>
      </text:list>
      <text:p text:style-name="P19">create 3 -1</text:p>
      <text:p text:style-name="P19">tcp://127.0.0.1:3003 3</text:p>
      <text:p text:style-name="P19"/>
      <text:p text:style-name="P19">OK: 13227</text:p>
      <text:p text:style-name="P19">create 2 3</text:p>
      <text:p text:style-name="P19">command from create create 2 3 3</text:p>
      <text:p text:style-name="P19">tcp://127.0.0.1:3002 2</text:p>
      <text:p text:style-name="P19">OK: 13243</text:p>
      <text:p text:style-name="P19">exec 2 My 3</text:p>
      <text:p text:style-name="P19"/>
      <text:p text:style-name="P19"/>
      <text:p text:style-name="P19">The child process saved data</text:p>
      <text:p text:style-name="P19">exec 2 My</text:p>
      <text:p text:style-name="P19"/>
      <text:p text:style-name="P19">OK:2: 3</text:p>
      <text:p text:style-name="P19">The child process give data succesfully</text:p>
      <text:p text:style-name="P19">exit</text:p>
      <text:p text:style-name="P19">All node was deleted</text:p>
      <text:list xml:id="list121927402299653" text:continue-numbering="true" text:style-name="Outline">
        <text:list-item>
          <text:h text:style-name="P32" text:outline-level="1"><text:bookmark-start text:name="__RefHeading__750_2004454639"/>Вывод<text:bookmark-end text:name="__RefHeading__750_2004454639"/></text:h>
        </text:list-item>
      </text:list>
      <text:p text:style-name="P49">Данная лабораторная работа была направлена на изучении технологии очереди сообщений, на основе которой необходимо было построить сеть с заданной топологией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andard_20__28_user_29_" style:display-name="Standard (user)" style:family="paragraph">
      <style:paragraph-properties fo:margin-top="0cm" fo:margin-bottom="0.282cm" style:contextual-spacing="false" fo:line-height="106%" fo:text-align="start" style:justify-single-word="false" fo:orphans="2" fo:widows="2" fo:hyphenation-ladder-count="no-limit" style:vertical-align="baseline" style:writing-mode="lr-tb"/>
      <style:text-properties style:language-asian="ru" style:country-asian="RU" style:font-size-complex="11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09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24</meta:editing-cycles>
    <meta:creation-date>2022-10-30T13:40:00</meta:creation-date>
    <dc:date>2023-12-22T12:19:26.838414968</dc:date>
    <dc:language>ru-RU</dc:language>
    <meta:editing-duration>PT1H45M57S</meta:editing-duration>
    <meta:generator>LibreOffice/7.3.7.2$Linux_X86_64 LibreOffice_project/30$Build-2</meta:generator>
    <meta:document-statistic meta:table-count="0" meta:image-count="0" meta:object-count="0" meta:page-count="12" meta:paragraph-count="409" meta:word-count="1522" meta:character-count="15323" meta:non-whitespace-character-count="11918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